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5035in" table:align="left"/>
    </style:style>
    <style:style style:name="Table1.A" style:family="table-column">
      <style:table-column-properties style:column-width="5.503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0.1174in" table:align="left"/>
    </style:style>
    <style:style style:name="Table2.A" style:family="table-column">
      <style:table-column-properties style:column-width="0.1174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04101" officeooo:paragraph-rsid="00004101"/>
    </style:style>
    <style:style style:name="P2" style:family="paragraph" style:parent-style-name="Standard">
      <style:text-properties officeooo:paragraph-rsid="00004101"/>
    </style:style>
    <style:style style:name="P3" style:family="paragraph" style:parent-style-name="Standard">
      <style:text-properties officeooo:rsid="0001ff9a" officeooo:paragraph-rsid="0001ff9a"/>
    </style:style>
    <style:style style:name="P4" style:family="paragraph" style:parent-style-name="Standard">
      <style:text-properties officeooo:rsid="0002a5d8" officeooo:paragraph-rsid="0002a5d8"/>
    </style:style>
    <style:style style:name="P5" style:family="paragraph" style:parent-style-name="Standard">
      <style:text-properties officeooo:paragraph-rsid="0002a5d8"/>
    </style:style>
    <style:style style:name="P6" style:family="paragraph" style:parent-style-name="Standard">
      <style:text-properties officeooo:rsid="00083896" officeooo:paragraph-rsid="00083896"/>
    </style:style>
    <style:style style:name="P7" style:family="paragraph" style:parent-style-name="Standard">
      <style:text-properties officeooo:paragraph-rsid="0004786b"/>
    </style:style>
    <style:style style:name="P8" style:family="paragraph" style:parent-style-name="Text_20_body">
      <style:text-properties officeooo:paragraph-rsid="00004101"/>
    </style:style>
    <style:style style:name="P9" style:family="paragraph" style:parent-style-name="Text_20_body">
      <style:text-properties officeooo:rsid="0004786b" officeooo:paragraph-rsid="0004786b"/>
    </style:style>
    <style:style style:name="P10" style:family="paragraph" style:parent-style-name="Text_20_body">
      <style:text-properties officeooo:rsid="0004786b" officeooo:paragraph-rsid="00083896"/>
    </style:style>
    <style:style style:name="P11" style:family="paragraph" style:parent-style-name="Text_20_body">
      <style:text-properties officeooo:rsid="0004c63b" officeooo:paragraph-rsid="0004c63b"/>
    </style:style>
    <style:style style:name="P12" style:family="paragraph" style:parent-style-name="Text_20_body">
      <style:text-properties officeooo:rsid="0004c63b" officeooo:paragraph-rsid="00069a61"/>
    </style:style>
    <style:style style:name="P13" style:family="paragraph" style:parent-style-name="Text_20_body">
      <style:text-properties officeooo:rsid="00069a61" officeooo:paragraph-rsid="00069a61"/>
    </style:style>
    <style:style style:name="P14" style:family="paragraph" style:parent-style-name="Text_20_body">
      <style:text-properties officeooo:rsid="00083896" officeooo:paragraph-rsid="00083896"/>
    </style:style>
    <style:style style:name="T1" style:family="text">
      <style:text-properties officeooo:rsid="00004101"/>
    </style:style>
    <style:style style:name="T2" style:family="text">
      <style:text-properties officeooo:rsid="0001ff9a"/>
    </style:style>
    <style:style style:name="T3" style:family="text">
      <style:text-properties officeooo:rsid="0002a5d8"/>
    </style:style>
    <style:style style:name="T4" style:family="text">
      <style:text-properties officeooo:rsid="0004786b"/>
    </style:style>
    <style:style style:name="T5" style:family="text">
      <style:text-properties officeooo:rsid="00069a61"/>
    </style:style>
    <style:style style:name="T6" style:family="text">
      <style:text-properties officeooo:rsid="00083896"/>
    </style:style>
    <style:style style:name="T7" style:family="text">
      <style:text-properties fo:font-weight="bold" officeooo:rsid="0004786b" style:font-weight-asian="bold" style:font-weight-complex="bold"/>
    </style:style>
    <style:style style:name="T8" style:family="text">
      <style:text-properties fo:font-weight="bold" officeooo:rsid="00083896" style:font-weight-asian="bold" style:font-weight-complex="bold"/>
    </style:style>
    <style:style style:name="T9" style:family="text">
      <style:text-properties fo:font-weight="normal" officeooo:rsid="0004786b" style:font-weight-asian="normal" style:font-weight-complex="normal"/>
    </style:style>
    <style:style style:name="T10" style:family="text">
      <style:text-properties fo:font-weight="normal" officeooo:rsid="00083896" style:font-weight-asian="normal" style:font-weight-complex="normal"/>
    </style:style>
    <style:style style:name="T11" style:family="text">
      <style:text-properties officeooo:rsid="0009f0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</text:span>What is regression? What is retesting?</text:p>
      <text:p text:style-name="P2"/>
      <text:p text:style-name="P1">Regression testing – <text:span text:style-name="T2">testing a component or software after a modification to ensure that defects have not been introduced in the software/app.</text:span></text:p>
      <text:p text:style-name="P5"><text:span text:style-name="T3">Retesting – after fixing defects you have to confirm that failures caused by those defects do not occur anymore, testing test cases already executed.</text:span></text:p>
      <text:p text:style-name="P2"/>
      <text:p text:style-name="P2"><text:span text:style-name="T1">2.</text:span>What is the relationship between the following: error, bug, defect, fault, failure.</text:p>
      <text:p text:style-name="P4">All terms are identical – an imperfection in a software where it does not meet the requirements, an imperfection that cause the system to have another behavior </text:p>
      <text:p text:style-name="P2"/>
      <text:p text:style-name="P2"/>
      <text:p text:style-name="P2"><text:span text:style-name="T1">3.</text:span>Name the difference between agile &amp; v-model. (Please specify some roles and cycles for these)</text:p>
      <text:p text:style-name="P7"><text:span text:style-name="T4">Agile methodology –</text:span><text:span text:style-name="T9"> </text:span><text:span text:style-name="Strong_20_Emphasis"><text:span text:style-name="T10">continous iteration</text:span></text:span> of development and testing throughout the software development lifecycle of the project</text:p>
      <text:p text:style-name="P6">V-model - is a sequential path of execution of processes, <text:span text:style-name="T11">each phase must be completed before the next step begins, parallel activities can be done </text:span></text:p>
      <text:p text:style-name="P2"/>
      <text:p text:style-name="P2"><text:span text:style-name="T1">4.</text:span>Please state what is black box testing? How about white box testing? You can also give an example.</text:p>
      <text:p text:style-name="P3">Black box testing – <text:span text:style-name="T4">testing without having access to the internal code (functional or non-functional)</text:span></text:p>
      <text:p text:style-name="P3">White box testing- the code is visible </text:p>
      <text:p text:style-name="P2"/>
      <text:p text:style-name="P1">5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In the images folder you have a login form. Create Test Cases for the given form.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</table:table-cell>
        </table:table-row>
      </table:table>
      <text:p text:style-name="Text_20_body">Please state the testing types(functional, non-functional, black box, white box, design technique) for each TC created.</text:p>
      <text:p text:style-name="P11">1. Sign in</text:p>
      <text:p text:style-name="P11">- try to sign in without completing the fields</text:p>
      <text:p text:style-name="P11">- try to sign in without completing one field: email or pass</text:p>
      <text:p text:style-name="P11">- check if you can sign in if the email is incorrect <text:span text:style-name="T5">and pass correct</text:span></text:p>
      <text:p text:style-name="P12">- check if you can sign in if the email is correct <text:span text:style-name="T5">and password incorrect</text:span></text:p>
      <text:p text:style-name="P12">- check if you can sign in <text:span text:style-name="T5">if both (email and pass) are incorrect</text:span></text:p>
      <text:p text:style-name="P12">- check if you can sign in <text:span text:style-name="T5">if both (email and pass) are correct</text:span></text:p>
      <text:p text:style-name="P12">- <text:span text:style-name="T5">check if a message apear on the page when a field is incorrect</text:span></text:p>
      <text:p text:style-name="P11">- check if you can sign in with the other options: facebook, google, linkedin</text:p>
      <text:p text:style-name="P11">- verify if “forgot your password” button/<text:span text:style-name="T5">link</text:span> works and it redirects you to the <text:span text:style-name="T5">page</text:span></text:p>
      <text:p text:style-name="P12">-<text:span text:style-name="T5">verify that you click on sign in button or push enter after completing fields do the same thing (it will sign in)</text:span></text:p>
      <text:p text:style-name="P12">- verify that if you click on sign in button it redirects you to the correct page</text:p>
      <text:p text:style-name="Text_20_body"/>
      <text:p text:style-name="P8"><text:soft-page-break/><text:span text:style-name="T1">6.</text:span>Consider that you have found a defect in the form for the previous exercise. Create a bug report for it.</text:p>
      <text:p text:style-name="P9">Bug report</text:p>
      <text:p text:style-name="P9">Title: <text:span text:style-name="T5">Can’t recover the password</text:span></text:p>
      <text:p text:style-name="P9">Seve<text:span text:style-name="T5">rity: High</text:span></text:p>
      <text:p text:style-name="P13">Priority: <text:span text:style-name="T6">High</text:span></text:p>
      <text:p text:style-name="P14">Steps: 1. Open “Diprelia.com”</text:p>
      <text:p text:style-name="P14"><text:s text:c="11"/>2. Click on “forgot my password” button</text:p>
      <text:p text:style-name="P14">Actual result: It redirects you to another page (www.pentalog.com)</text:p>
      <text:p text:style-name="P14">Expected result: Should redirect you to recover password</text:p>
      <text:p text:style-name="P10">Prerequisites: make sure you have a browser installed/available <text:span text:style-name="T5">and internet connection</text:span></text:p>
      <text:p text:style-name="P14">Screenshot: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56:17.284433186</meta:creation-date>
    <dc:date>2019-04-24T20:10:44.250997085</dc:date>
    <meta:editing-duration>PT1M37S</meta:editing-duration>
    <meta:editing-cycles>1</meta:editing-cycles>
    <meta:document-statistic meta:table-count="2" meta:image-count="0" meta:object-count="0" meta:page-count="2" meta:paragraph-count="37" meta:word-count="453" meta:character-count="2676" meta:non-whitespace-character-count="2241"/>
    <meta:generator>LibreOffice/6.0.7.3$Linux_X86_64 LibreOffice_project/00m0$Build-3</meta:generator>
  </office:meta>
</office:document-meta>
</file>